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oHTMLParser.DemoHT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moHTMLParser.parse( String name , Date date , Reader reader , DateFormat dateForma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moHTMLParser.parse( String name , Date date , StringBuffer inputText , DateFormat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